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Qué es la virtualización en el contexto de sistemas Linux?</text:p>
      <text:p text:style-name="P6"><text:span text:style-name="Strong_20_Emphasis"><text:span text:style-name="T1">Respuesta 1:</text:span></text:span> La virtualización es una tecnología que permite ejecutar múltiples sistemas operativos o instancias de sistemas en una sola máquina física.</text:p>
      <text:p text:style-name="Horizontal_20_Line"/>
      <text:p text:style-name="P6"><text:span text:style-name="Strong_20_Emphasis"><text:span text:style-name="T1">Pregunta 2:</text:span></text:span> ¿Cuál es el propósito principal de un hipervisor en la virtualización?</text:p>
      <text:p text:style-name="P6"><text:span text:style-name="Strong_20_Emphasis"><text:span text:style-name="T1">Respuesta 2:</text:span></text:span> El propósito principal de un hipervisor en la virtualización es gestionar y controlar las máquinas virtuales (VM) en una máquina física.</text:p>
      <text:p text:style-name="Horizontal_20_Line"/>
      <text:p text:style-name="P6"><text:span text:style-name="Strong_20_Emphasis"><text:span text:style-name="T1">Pregunta 3:</text:span></text:span> ¿Cuál es la diferencia entre la virtualización de tipo 1 y la virtualización de tipo 2?</text:p>
      <text:p text:style-name="P6"><text:span text:style-name="Strong_20_Emphasis"><text:span text:style-name="T1">Respuesta 3:</text:span></text:span> La virtualización de tipo 1 se ejecuta directamente en el hardware físico, mientras que la virtualización de tipo 2 se ejecuta sobre un sistema operativo host.</text:p>
      <text:p text:style-name="Horizontal_20_Line"/>
      <text:p text:style-name="P6"><text:span text:style-name="Strong_20_Emphasis"><text:span text:style-name="T1">Pregunta 4:</text:span></text:span> ¿Cuál es una ventaja clave de la virtualización de tipo 1?</text:p>
      <text:p text:style-name="P6"><text:span text:style-name="Strong_20_Emphasis"><text:span text:style-name="T1">Respuesta 4:</text:span></text:span> Una ventaja clave de la virtualización de tipo 1 es un mejor rendimiento y menor sobrecarga, ya que no se ejecuta sobre un sistema operativo host.</text:p>
      <text:p text:style-name="Horizontal_20_Line"/>
      <text:p text:style-name="P6"><text:span text:style-name="Strong_20_Emphasis"><text:span text:style-name="T1">Pregunta 5:</text:span></text:span> ¿Qué es una "máquina virtual" (VM) en el contexto de la virtualización?</text:p>
      <text:p text:style-name="P6"><text:span text:style-name="Strong_20_Emphasis"><text:span text:style-name="T1">Respuesta 5:</text:span></text:span> Una máquina virtual es un entorno virtualizado que emula una computadora física y puede ejecutar su propio sistema operativo.</text:p>
      <text:p text:style-name="Horizontal_20_Line"/>
      <text:p text:style-name="P6"><text:span text:style-name="Strong_20_Emphasis"><text:span text:style-name="T1">Pregunta 6:</text:span></text:span> ¿Cuál es la función del software de gestión de VM en la virtualización?</text:p>
      <text:p text:style-name="P6"><text:span text:style-name="Strong_20_Emphasis"><text:span text:style-name="T1">Respuesta 6:</text:span></text:span> El software de gestión de VM se utiliza para crear, configurar y gestionar las máquinas virtuales en un entorno de virtualización.</text:p>
      <text:p text:style-name="Horizontal_20_Line"/>
      <text:p text:style-name="P6"><text:span text:style-name="Strong_20_Emphasis"><text:span text:style-name="T1">Pregunta 7:</text:span></text:span> ¿Cuál es el formato comúnmente utilizado para crear y gestionar máquinas virtuales en entornos Linux?</text:p>
      <text:p text:style-name="P6"><text:span text:style-name="Strong_20_Emphasis"><text:span text:style-name="T1">Respuesta 7:</text:span></text:span> El formato comúnmente utilizado para crear y gestionar máquinas virtuales en entornos Linux es el formato OVF (Open Virtualization Format).</text:p>
      <text:p text:style-name="Horizontal_20_Line"/>
      <text:p text:style-name="P6"><text:soft-page-break/><text:span text:style-name="Strong_20_Emphasis"><text:span text:style-name="T1">Pregunta 8:</text:span></text:span> ¿Qué es una instantánea (snapshot) en el contexto de la virtualización?</text:p>
      <text:p text:style-name="P6"><text:span text:style-name="Strong_20_Emphasis"><text:span text:style-name="T1">Respuesta 8:</text:span></text:span> Una instantánea es una copia del estado actual de una máquina virtual en un momento dado. Puede utilizarse para restaurar la VM a ese estado en el futuro.</text:p>
      <text:p text:style-name="Horizontal_20_Line"/>
      <text:p text:style-name="P6"><text:span text:style-name="Strong_20_Emphasis"><text:span text:style-name="T1">Pregunta 9:</text:span></text:span> ¿Cuál es el propósito de las herramientas de integración en las máquinas virtuales?</text:p>
      <text:p text:style-name="P6"><text:span text:style-name="Strong_20_Emphasis"><text:span text:style-name="T1">Respuesta 9:</text:span></text:span> Las herramientas de integración permiten una mejor comunicación y coordinación entre la máquina virtual y el sistema operativo host.</text:p>
      <text:p text:style-name="Horizontal_20_Line"/>
      <text:p text:style-name="P6"><text:span text:style-name="Strong_20_Emphasis"><text:span text:style-name="T1">Pregunta 10:</text:span></text:span> ¿Qué es la "paravirtualización" en la virtualización?</text:p>
      <text:p text:style-name="P6"><text:span text:style-name="Strong_20_Emphasis"><text:span text:style-name="T1">Respuesta 10:</text:span></text:span> La paravirtualización es una técnica de virtualización en la que el sistema operativo invitado es consciente de que se está ejecutando en una máquina virtual.</text:p>
      <text:p text:style-name="Horizontal_20_Line"/>
      <text:p text:style-name="P6"><text:span text:style-name="Strong_20_Emphasis"><text:span text:style-name="T1">Pregunta 11:</text:span></text:span> ¿Cuál es el objetivo principal de la tecnología de contenedores en la virtualización?</text:p>
      <text:p text:style-name="P6"><text:span text:style-name="Strong_20_Emphasis"><text:span text:style-name="T1">Respuesta 11:</text:span></text:span> El objetivo principal de la tecnología de contenedores es crear entornos ligeros y eficientes para la ejecución de aplicaciones aisladas en un sistema operativo host compartido.</text:p>
      <text:p text:style-name="Horizontal_20_Line"/>
      <text:p text:style-name="P6"><text:span text:style-name="Strong_20_Emphasis"><text:span text:style-name="T1">Pregunta 12:</text:span></text:span> ¿Cuál es la diferencia fundamental entre las máquinas virtuales y los contenedores?</text:p>
      <text:p text:style-name="P6"><text:span text:style-name="Strong_20_Emphasis"><text:span text:style-name="T1">Respuesta 12:</text:span></text:span> Las máquinas virtuales emulan un sistema operativo completo, mientras que los contenedores comparten el mismo kernel del sistema operativo host y son más ligeros.</text:p>
      <text:p text:style-name="Horizontal_20_Line"/>
      <text:p text:style-name="P6"><text:span text:style-name="Strong_20_Emphasis"><text:span text:style-name="T1">Pregunta 13:</text:span></text:span> ¿Cuál es el sistema de gestión de contenedores más común en Linux?</text:p>
      <text:p text:style-name="P6"><text:span text:style-name="Strong_20_Emphasis"><text:span text:style-name="T1">Respuesta 13:</text:span></text:span> Docker es el sistema de gestión de contenedores más común en Linux.</text:p>
      <text:p text:style-name="Horizontal_20_Line"/>
      <text:p text:style-name="P6"><text:span text:style-name="Strong_20_Emphasis"><text:span text:style-name="T1">Pregunta 14:</text:span></text:span> ¿Qué es un "hipervisor de tipo 1" y cuál es un ejemplo de uno?</text:p>
      <text:p text:style-name="P6"><text:span text:style-name="Strong_20_Emphasis"><text:span text:style-name="T1">Respuesta 14:</text:span></text:span> Un hipervisor de tipo 1 se ejecuta directamente sobre el hardware físico y no requiere un sistema operativo host. Ejemplo: VMware vSphere/ESXi.</text:p>
      <text:p text:style-name="Horizontal_20_Line"/>
      <text:p text:style-name="P6"><text:span text:style-name="Strong_20_Emphasis"><text:span text:style-name="T1">Pregunta 15:</text:span></text:span> ¿Qué es un "hipervisor de tipo 2" y cuál es un ejemplo de uno?</text:p>
      <text:p text:style-name="P6"><text:soft-page-break/><text:span text:style-name="Strong_20_Emphasis"><text:span text:style-name="T1">Respuesta 15:</text:span></text:span> Un hipervisor de tipo 2 se ejecuta sobre un sistema operativo host. Ejemplo: VirtualBox.</text:p>
      <text:p text:style-name="Horizontal_20_Line"/>
      <text:p text:style-name="P6"><text:span text:style-name="Strong_20_Emphasis"><text:span text:style-name="T1">Pregunta 16:</text:span></text:span> ¿Cuál es la diferencia entre un "sistema anfitrión" y un "sistema invitado" en la virtualización?</text:p>
      <text:p text:style-name="P6"><text:span text:style-name="Strong_20_Emphasis"><text:span text:style-name="T1">Respuesta 16:</text:span></text:span> El sistema anfitrión es la máquina física que ejecuta el hipervisor y las máquinas virtuales. El sistema invitado es la máquina virtual que se ejecuta dentro del sistema anfitrión.</text:p>
      <text:p text:style-name="Horizontal_20_Line"/>
      <text:p text:style-name="P6"><text:span text:style-name="Strong_20_Emphasis"><text:span text:style-name="T1">Pregunta 17:</text:span></text:span> ¿Cuál es el propósito de la migración en vivo (live migration) en la virtualización?</text:p>
      <text:p text:style-name="P6"><text:span text:style-name="Strong_20_Emphasis"><text:span text:style-name="T1">Respuesta 17:</text:span></text:span> La migración en vivo permite transferir una máquina virtual de un host físico a otro sin interrupciones en su funcionamiento.</text:p>
      <text:p text:style-name="Horizontal_20_Line"/>
      <text:p text:style-name="P6"><text:span text:style-name="Strong_20_Emphasis"><text:span text:style-name="T1">Pregunta 18:</text:span></text:span> ¿Qué es una "plantilla de máquina virtual" (VM template) y cuál es su uso principal?</text:p>
      <text:p text:style-name="P6"><text:span text:style-name="Strong_20_Emphasis"><text:span text:style-name="T1">Respuesta 18:</text:span></text:span> Una plantilla de máquina virtual es una VM preconfigurada que se utiliza como base para crear nuevas VM con la misma configuración inicial.</text:p>
      <text:p text:style-name="Horizontal_20_Line"/>
      <text:p text:style-name="P6"><text:span text:style-name="Strong_20_Emphasis"><text:span text:style-name="T1">Pregunta 19:</text:span></text:span> ¿Cuál es el propósito de la virtualización de almacenamiento en la virtualización de sistemas?</text:p>
      <text:p text:style-name="P6"><text:span text:style-name="Strong_20_Emphasis"><text:span text:style-name="T1">Respuesta 19:</text:span></text:span> La virtualización de almacenamiento permite gestionar y asignar recursos de almacenamiento de manera más flexible y eficiente a las máquinas virtuales.</text:p>
      <text:p text:style-name="Horizontal_20_Line"/>
      <text:p text:style-name="P6"><text:span text:style-name="Strong_20_Emphasis"><text:span text:style-name="T1">Pregunta 20:</text:span></text:span> ¿Qué es la "nube híbrida" en el contexto de la virtualización?</text:p>
      <text:p text:style-name="P6"><text:span text:style-name="Strong_20_Emphasis"><text:span text:style-name="T1">Respuesta 20:</text:span></text:span> La nube híbrida es una combinación de recursos de nube pública y privada que permite a las organizaciones tener flexibilidad y control sobre sus aplicaciones y datos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9d0b9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Instalación y gestión de paquetes</text:span>:</text:p>
        <text:p text:style-name="MP1"><text:s/>Linux como sistema virtualizad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05:02.400866046</dc:date>
    <meta:editing-duration>PT1H15S</meta:editing-duration>
    <meta:editing-cycles>15</meta:editing-cycles>
    <meta:generator>LibreOffice/7.4.1.2$Linux_X86_64 LibreOffice_project/3c58a8f3a960df8bc8fd77b461821e42c061c5f0</meta:generator>
    <meta:document-statistic meta:table-count="0" meta:image-count="2" meta:object-count="0" meta:page-count="3" meta:paragraph-count="44" meta:word-count="789" meta:character-count="4932" meta:non-whitespace-character-count="4186"/>
  </office:meta>
</office:document-meta>
</file>